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4326in" fo:margin-top="0in" fo:margin-bottom="0in" table:align="left" style:writing-mode="lr-tb"/>
    </style:style>
    <style:style style:name="Table1.A" style:family="table-column">
      <style:table-column-properties style:column-width="3.3715in"/>
    </style:style>
    <style:style style:name="Table1.B" style:family="table-column">
      <style:table-column-properties style:column-width="4.0611in"/>
    </style:style>
    <style:style style:name="Table1.1" style:family="table-row">
      <style:table-row-properties style:min-row-height="0.3701in" fo:keep-together="auto"/>
    </style:style>
    <style:style style:name="Table1.A1" style:family="table-cell">
      <style:table-cell-properties fo:padding-left="0.075in" fo:padding-right="0.075in" fo:padding-top="0in" fo:padding-bottom="0in" fo:border="0.5pt solid #bfbfbf"/>
    </style:style>
    <style:style style:name="Table1.2" style:family="table-row">
      <style:table-row-properties style:min-row-height="0.234in"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7.3729in" fo:margin-top="0in" fo:margin-bottom="0in" table:align="left" style:writing-mode="lr-tb"/>
    </style:style>
    <style:style style:name="Table2.A" style:family="table-column">
      <style:table-column-properties style:column-width="2.0431in"/>
    </style:style>
    <style:style style:name="Table2.B" style:family="table-column">
      <style:table-column-properties style:column-width="3.1389in"/>
    </style:style>
    <style:style style:name="Table2.C" style:family="table-column">
      <style:table-column-properties style:column-width="2.19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bfbfbf"/>
    </style:style>
    <style:style style:name="Table2.2" style:family="table-row">
      <style:table-row-properties style:min-row-height="0.3326in" fo:keep-together="auto"/>
    </style:style>
    <style:style style:name="Table2.3" style:family="table-row">
      <style:table-row-properties style:min-row-height="0.3389in" fo:keep-together="auto"/>
    </style:style>
    <style:style style:name="Table3" style:family="table">
      <style:table-properties style:width="7.3729in" fo:margin-top="0in" fo:margin-bottom="0in" table:align="left" style:writing-mode="lr-tb"/>
    </style:style>
    <style:style style:name="Table3.A" style:family="table-column">
      <style:table-column-properties style:column-width="3.3715in"/>
    </style:style>
    <style:style style:name="Table3.B" style:family="table-column">
      <style:table-column-properties style:column-width="4.00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bfbfbf"/>
    </style:style>
    <style:style style:name="Table4" style:family="table">
      <style:table-properties style:width="6.1306in" fo:margin-left="0in" fo:margin-top="0in" fo:margin-bottom="0in" table:align="left" style:writing-mode="lr-tb"/>
    </style:style>
    <style:style style:name="Table4.A" style:family="table-column">
      <style:table-column-properties style:column-width="2.2604in"/>
    </style:style>
    <style:style style:name="Table4.B" style:family="table-column">
      <style:table-column-properties style:column-width="3.8701in"/>
    </style:style>
    <style:style style:name="Table4.1" style:family="table-row">
      <style:table-row-properties style:min-row-height="0.4118in" fo:keep-together="auto"/>
    </style:style>
    <style:style style:name="Table4.A1" style:family="table-cell">
      <style:table-cell-properties fo:padding-left="0.075in" fo:padding-right="0.075in" fo:padding-top="0in" fo:padding-bottom="0in" fo:border="0.5pt solid #bfbfbf"/>
    </style:style>
    <style:style style:name="P1" style:family="paragraph" style:parent-style-name="Header">
      <style:paragraph-properties fo:text-align="end" style:justify-single-word="false"/>
      <style:text-properties fo:color="#0d0d0d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style:font-size-asian="9pt" style:font-weight-asian="bold" style:font-name-complex="Arial1" style:font-size-complex="9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officeooo:paragraph-rsid="00238325" style:font-size-asian="9pt" style:font-weight-asian="bold" style:font-name-complex="Arial1" style:font-size-complex="9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officeooo:paragraph-rsid="002ac9ca" style:font-size-asian="9pt" style:font-weight-asian="bold" style:font-name-complex="Arial1" style:font-size-complex="9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paragraph-rsid="00116d9f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style:font-size-asian="9pt" style:font-weight-asian="bold" style:font-name-complex="Arial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paragraph-rsid="001640f5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rsid="001640f5" officeooo:paragraph-rsid="001640f5" fo:background-color="transparent" style:font-size-asian="9pt" style:font-weight-asian="bold" style:font-name-complex="Arial1" style:font-size-complex="9pt"/>
    </style:style>
    <style:style style:name="P12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158b0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321f7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/>
    </style:style>
    <style:style style:name="P15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fo:font-size="9pt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9pt" officeooo:paragraph-rsid="001321f7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left="0in" fo:margin-right="-0.4583in" fo:text-indent="0in" style:auto-text-indent="false"/>
      <style:text-properties style:font-name="Arial Narrow" fo:font-size="9pt" style:font-size-asian="9pt" style:font-name-complex="Arial1" style:font-size-complex="9pt"/>
    </style:style>
    <style:style style:name="P20" style:family="paragraph" style:parent-style-name="No_20_Spacing">
      <style:paragraph-properties fo:text-align="center" style:justify-single-word="false"/>
      <style:text-properties style:font-name="Arial Narrow" fo:font-size="9pt" fo:font-weight="bold" style:font-size-asian="9pt" style:font-weight-asian="bold" style:font-name-complex="Arial1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1" style:font-size-complex="11pt"/>
    </style:style>
    <style:style style:name="P22" style:family="paragraph" style:parent-style-name="Standard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Arial Narrow" fo:font-size="9pt" officeooo:paragraph-rsid="003051b6" style:font-size-asian="9pt" style:font-name-complex="Arial1" style:font-size-complex="9pt"/>
    </style:style>
    <style:style style:name="P24" style:family="paragraph" style:parent-style-name="Standard">
      <style:paragraph-properties fo:text-align="justify" style:justify-single-word="false"/>
      <style:text-properties style:font-name="Arial Narrow" fo:font-size="9pt" officeooo:paragraph-rsid="003193f0" style:font-size-asian="9pt" style:font-name-complex="Arial1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Arial Narrow" fo:font-size="9pt" fo:font-weight="bold" officeooo:paragraph-rsid="001158b0" style:font-size-asian="9pt" style:font-weight-asian="bold" style:font-name-complex="Arial1" style:font-size-complex="9pt"/>
    </style:style>
    <style:style style:name="P26" style:family="paragraph" style:parent-style-name="Standard">
      <style:text-properties officeooo:paragraph-rsid="002ac9ca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7b7b7b" style:font-name="Arial Narrow1" fo:font-size="9pt" fo:language="es" fo:country="MX" fo:font-weight="normal" officeooo:rsid="000642a4" officeooo:paragraph-rsid="0027cc89" style:font-name-asian="Times New Roman" style:font-size-asian="9pt" style:rfc-language-tag-asian="es-419" style:language-asian="es" style:font-weight-asian="normal" style:font-name-complex="Arial1" style:font-size-complex="9pt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1" fo:font-size="9pt" fo:language="es" fo:country="MX" fo:font-weight="bold" officeooo:rsid="000642a4" officeooo:paragraph-rsid="0026b70a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1" fo:font-size="9pt" fo:language="es" fo:country="MX" fo:font-weight="bold" officeooo:rsid="000642a4" officeooo:paragraph-rsid="0027cc89" style:font-name-asian="Times New Roman" style:font-size-asian="9pt" style:rfc-language-tag-asian="es-419" style:language-asian="es" style:font-weight-asian="bold" style:font-name-complex="Arial1" style:font-size-complex="9pt" style:font-weight-complex="bold"/>
    </style:style>
    <style:style style:name="P30" style:family="paragraph" style:parent-style-name="Standard">
      <style:paragraph-properties style:shadow="none">
        <style:tab-stops/>
      </style:paragraph-properties>
      <style:text-properties officeooo:paragraph-rsid="002ac9ca"/>
    </style:style>
    <style:style style:name="P31" style:family="paragraph" style:parent-style-name="Standard">
      <style:paragraph-properties fo:margin-left="0in" fo:margin-right="0.0339in" fo:text-align="justify" style:justify-single-word="false" fo:text-indent="0in" style:auto-text-indent="false"/>
      <style:text-properties style:font-name="Arial Narrow" fo:font-size="9pt" officeooo:paragraph-rsid="00316a7c" style:font-size-asian="9pt" style:font-name-complex="Arial1" style:font-size-complex="9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color="#7b7b7b" style:font-name="Arial Narrow" fo:font-size="11pt" fo:font-weight="bold" style:font-size-asian="11pt" style:font-weight-asian="bold" style:font-name-complex="Arial1" style:font-size-complex="11pt"/>
    </style:style>
    <style:style style:name="T1" style:family="text">
      <style:text-properties fo:color="#7b7b7b" style:font-name="Arial Narrow" fo:font-weight="bold" style:font-weight-asian="bold" style:font-name-complex="Arial1"/>
    </style:style>
    <style:style style:name="T2" style:family="text">
      <style:text-properties style:font-name="Arial Narrow" fo:font-weight="bold" style:font-weight-asian="bold" style:font-name-complex="Arial1"/>
    </style:style>
    <style:style style:name="T3" style:family="text">
      <style:text-properties fo:color="#000000" style:font-name="Arial Narrow" fo:font-weight="bold" style:font-weight-asian="bold" style:font-name-complex="Arial1"/>
    </style:style>
    <style:style style:name="T4" style:family="text">
      <style:text-properties fo:color="#000000" fo:language="es" fo:country="MX" fo:font-weight="bold" style:font-name-asian="Times New Roman" style:rfc-language-tag-asian="es-419" style:language-asian="es" style:font-weight-asian="bold" style:font-weight-complex="bold"/>
    </style:style>
    <style:style style:name="T5" style:family="text">
      <style:text-properties style:font-name="Arial" fo:font-size="11pt" officeooo:rsid="00d2f3b4" style:font-size-asian="11pt" style:font-size-complex="11pt"/>
    </style:style>
    <style:style style:name="T6" style:family="text">
      <style:text-properties officeooo:rsid="00d936c0"/>
    </style:style>
    <style:style style:name="T7" style:family="text">
      <style:text-properties officeooo:rsid="01274a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name" text:name="py3o.objects.partner_id.name"/>
        <text:user-field-decl office:value-type="string" office:string-value="partner_id.vat" text:name="py3o.obj.partner_id.vat"/>
        <text:user-field-decl office:value-type="string" office:string-value="partner_id.curp" text:name="py3o.obj.partner_id.curp"/>
        <text:user-field-decl office:value-type="string" office:string-value="partner_id.street" text:name="py3o.obj.partner_id.street"/>
        <text:user-field-decl office:value-type="string" office:string-value="partner_id.street_number" text:name="py3o.obj.partner_id.street_number"/>
        <text:user-field-decl office:value-type="string" office:string-value="partner_id.street2" text:name="py3o.obj.partner_id.street2"/>
        <text:user-field-decl office:value-type="string" office:string-value="partner_id.zip" text:name="py3o.obj.partner_id.zip"/>
        <text:user-field-decl office:value-type="string" office:string-value="partner_id.state_id" text:name="py3o.obj.partner_id.state_id.name"/>
        <text:user-field-decl office:value-type="string" office:string-value="partner_id.phone" text:name="py3o.obj.partner_id.phone"/>
        <text:user-field-decl office:value-type="string" office:string-value="partner_id.city" text:name="py3o.obj.partner_id.city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proof_1.persona" text:name="py3o.obj.proof_1.persona"/>
        <text:user-field-decl office:value-type="string" office:string-value="proof_2.persona" text:name="py3o.obj.proof_2.persona"/>
        <text:user-field-decl office:value-type="string" office:string-value="partner_id.city" text:name="py3o.objects.partner_id.city"/>
        <text:user-field-decl office:value-type="string" office:string-value="partner_id.curp" text:name="py3o.objects.partner_id.curp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lastname" text:name="py3o.objects.partner_id.ind_paterno"/>
        <text:user-field-decl office:value-type="string" office:string-value="partner_id.phone" text:name="py3o.objects.partner_id.phone"/>
        <text:user-field-decl office:value-type="string" office:string-value="partner_id.state_id" text:name="py3o.objects.partner_id.state_id.name"/>
        <text:user-field-decl office:value-type="string" office:string-value="partner_id.street" text:name="py3o.objects.partner_id.street"/>
        <text:user-field-decl office:value-type="string" office:string-value="partner_id.street2" text:name="py3o.objects.partner_id.street2"/>
        <text:user-field-decl office:value-type="string" office:string-value="partner_id.street_number" text:name="py3o.objects.partner_id.street_number"/>
        <text:user-field-decl office:value-type="string" office:string-value="partner_id.vat" text:name="py3o.objects.partner_id.vat"/>
        <text:user-field-decl office:value-type="string" office:string-value="partner_id.zip" text:name="py3o.objects.partner_id.zip"/>
        <text:user-field-decl office:value-type="string" office:string-value="proof_1.name" text:name="py3o.objects.proof_1.name"/>
        <text:user-field-decl office:value-type="string" office:string-value="proof_1.persona" text:name="py3o.obectsj.proof_1.persona"/>
        <text:user-field-decl office:value-type="string" office:string-value="proof_1.persona" text:name="py3o.objects.proof_1.persona"/>
        <text:user-field-decl office:value-type="string" office:string-value="proof_2.name" text:name="py3o.objects.proof_2.name"/>
        <text:user-field-decl office:value-type="string" office:string-value="proof_2.persona" text:name="py3o.objects.proof_2.persona"/>
        <text:user-field-decl office:value-type="string" office:string-value="partner_id.street_number2" text:name="py3o.objects.partner_id.street_number2"/>
        <text:user-field-decl office:value-type="string" office:string-value="partner_id.curp" text:name="py3o.objects.partner_id.ind_curp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proof_1.persona" text:name="py3o.obj.proof_1.persona.name"/>
        <text:user-field-decl office:value-type="string" office:string-value="proof_2.persona" text:name="py3o.obj.proof_2.persona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lastname" text:name="py3o.obj.partner_id.lastname"/>
        <text:user-field-decl office:value-type="string" office:string-value="partner_id.lastname2" text:name="py3o.obj.partner_id.lastname2"/>
        <text:user-field-decl office:value-type="string" office:string-value="partner_id.firstname" text:name="py3o.obj.partner_id.firstname"/>
        <text:user-field-decl office:value-type="string" office:string-value="company_id.name" text:name="py3o.objects.company_id.name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</text:user-field-decls>
      <text:p text:style-name="P32">FORMATO DE AUTORIZACIÓN CONSULTA SIC’S </text:p>
      <text:p text:style-name="P21">(SOCIEDADES DE INFORMACIÓN CREDITICIA)</text:p>
      <text:p text:style-name="P22">AUTORIZACIÓN PARA SOLICITAR REPORTE DE CRÉDITO</text:p>
      <text:p text:style-name="P23">Autorizo expresamente a <text:span text:style-name="T4"><text:user-field-get text:name="py3o.objects.company_id.name">company_id.name</text:user-field-get></text:span>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<text:span text:style-name="T4"><text:user-field-get text:name="py3o.objects.company_id.name">company_id.name</text:user-field-get></text:span>.</text:p>
      <text:p text:style-name="P24">Así mismo, declaro que conozco la naturaleza y alcance de la información que se solicitará, del uso que <text:span text:style-name="T4"><text:user-field-get text:name="py3o.objects.company_id.name">company_id.name</text:user-field-get></text:span>, hará de tal información y de que ésta podrá realizar consultas periódicas del historial crediticio de mi persona, durante los siguientes tres años o durante el tiempo que mantengamos relación jurídica. </text:p>
      <text:p text:style-name="P6">NOMBR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PELLIDO PATERNO:</text:p>
            <text:p text:style-name="P12"><text:user-field-get text:name="py3o.objects.partner_id.lastname">partner_id.lastname</text:user-field-get></text:p>
          </table:table-cell>
          <table:table-cell table:style-name="Table1.A1" office:value-type="string">
            <text:p text:style-name="P2">APELLIDO MATERNO:</text:p>
            <text:p text:style-name="P13"><text:user-field-get text:name="py3o.objects.partner_id.lastname2">partner_id.lastname2</text:user-field-get></text:p>
          </table:table-cell>
        </table:table-row>
        <table:table-row table:style-name="Table1.2">
          <table:table-cell table:style-name="Table1.A1" table:number-columns-spanned="2" office:value-type="string">
            <text:p text:style-name="P17"><text:span text:style-name="T1">NOMBRE (S): </text:span><text:span text:style-name="T3"><text:user-field-get text:name="py3o.objects.partner_id.firstname">partner_id.firstname</text:user-field-get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7"><text:span text:style-name="T1">RFC: </text:span><text:span text:style-name="T3"><text:user-field-get text:name="py3o.objects.partner_id.vat">partner_id.vat</text:user-field-get></text:span></text:p>
            <text:p text:style-name="P8"/>
          </table:table-cell>
          <table:table-cell table:style-name="Table1.A1" office:value-type="string">
            <text:p text:style-name="P17"><text:span text:style-name="T1">CURP: </text:span><text:span text:style-name="T3"><text:user-field-get text:name="py3o.objects.partner_id.ind_curp">partner_id.curp</text:user-field-get></text:span></text:p>
          </table:table-cell>
        </table:table-row>
      </table:table>
      <text:p text:style-name="P2"/>
      <text:p text:style-name="P6">DOMICILIO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3">CALLE <text:s/>NO EXT. E INT. </text:p>
            <text:p text:style-name="P16"><text:span text:style-name="T2"><text:user-field-get text:name="py3o.objects.partner_id.street">partner_id.street</text:user-field-get></text:span><text:span text:style-name="T2"><text:s text:c="3"/></text:span></text:p>
          </table:table-cell>
          <table:covered-table-cell/>
          <table:table-cell table:style-name="Table2.A1" office:value-type="string">
            <text:p text:style-name="P2">COLONIA:</text:p>
            <text:p text:style-name="P15"><text:user-field-get text:name="py3o.objects.partner_id.colonia_id.name">colonia_id</text:user-field-get></text:p>
          </table:table-cell>
        </table:table-row>
        <table:table-row table:style-name="Table2.2">
          <table:table-cell table:style-name="Table2.A1" office:value-type="string">
            <text:p text:style-name="P2">POBLACIÓN:</text:p>
            <text:p text:style-name="P14"><text:user-field-get text:name="py3o.objects.partner_id.localidad_id.name">localidad_id</text:user-field-get></text:p>
            <text:p text:style-name="P2"/>
          </table:table-cell>
          <table:table-cell table:style-name="Table2.A1" office:value-type="string">
            <text:p text:style-name="P2">C.P.</text:p>
            <text:p text:style-name="P14"><text:user-field-get text:name="py3o.objects.partner_id.zip_id.name">zip_id</text:user-field-get></text:p>
          </table:table-cell>
          <table:table-cell table:style-name="Table2.A1" office:value-type="string">
            <text:p text:style-name="P2">DELEGACIÓN O MUNICIPIO:</text:p>
            <text:p text:style-name="P14"><text:user-field-get text:name="py3o.objects.partner_id.municipio_id.name">municipio_id</text:user-field-get></text:p>
          </table:table-cell>
        </table:table-row>
        <table:table-row table:style-name="Table2.3">
          <table:table-cell table:style-name="Table2.A1" office:value-type="string">
            <text:p text:style-name="P2">ESTADO:</text:p>
            <text:p text:style-name="P9"><text:user-field-get text:name="py3o.objects.partner_id.state_id.name">partner_id.state_id</text:user-field-get></text:p>
          </table:table-cell>
          <table:table-cell table:style-name="Table2.A1" table:number-columns-spanned="2" office:value-type="string">
            <text:p text:style-name="P2">TELÉFONO:</text:p>
            <text:p text:style-name="P9"><text:user-field-get text:name="py3o.objects.partner_id.phone">partner_id.phone</text:user-field-get></text:p>
          </table:table-cell>
          <table:covered-table-cell/>
        </table:table-row>
      </table:table>
      <text:p text:style-name="P2"/>
      <text:p text:style-name="P6">PERSONAS RELACIONADAS CON EL CRÉDITO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OMBRE COMPLETO</text:p>
          </table:table-cell>
          <table:table-cell table:style-name="Table3.A1" office:value-type="string">
            <text:p text:style-name="P2">TIPO DE RELACIÓN: (socio, aval, deudor solidario, Representante Legal, etc.)</text:p>
          </table:table-cell>
        </table:table-row>
        <table:table-row table:style-name="Table3.1">
          <table:table-cell table:style-name="Table3.A1" office:value-type="string">
            <text:p text:style-name="P11"><text:user-field-get text:name="py3o.objects.proof_1.name">proof_1.name</text:user-field-get></text:p>
          </table:table-cell>
          <table:table-cell table:style-name="Table3.A1" office:value-type="string">
            <text:p text:style-name="P9"><text:user-field-get text:name="py3o.objects.proof_1.persona.name">proof_1.persona</text:user-field-get></text:p>
          </table:table-cell>
        </table:table-row>
        <table:table-row table:style-name="Table3.1">
          <table:table-cell table:style-name="Table3.A1" office:value-type="string">
            <text:p text:style-name="P11"><text:user-field-get text:name="py3o.objects.proof_2.name">proof_2.name</text:user-field-get></text:p>
          </table:table-cell>
          <table:table-cell table:style-name="Table3.A1" office:value-type="string">
            <text:p text:style-name="P10"><text:user-field-get text:name="py3o.objects.proof_2.persona.name">proof_2.persona</text:user-field-get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2"/>
      <text:p text:style-name="P4"><text:tab/><text:tab/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30"><text:a xlink:type="simple" xlink:href="py3o://with=%22lang=obj.partner_id.lang%20or%20'en_US'%22" text:style-name="Internet_20_link" text:visited-style-name="Visited_20_Internet_20_Link"><text:span text:style-name="T5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6">with="o=obj.with_context(lang=lang)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/>
            <text:p text:style-name="P7">FECHA EN QUE SE FIRMA</text:p>
          </table:table-cell>
          <table:table-cell table:style-name="Table4.A1" office:value-type="string">
            <text:p text:style-name="P27"/>
            <text:p text:style-name="P28"><text:text-input text:description="py3o://function=&quot;format_datetime(o.apply_date, format='full', locale='es_MX')&quot;">[apply_date]</text:text-input></text:p>
            <text:p text:style-name="P29"/>
          </table:table-cell>
        </table:table-row>
      </table:table>
      <text:p text:style-name="P26"><text:a xlink:type="simple" xlink:href="py3o:///with" text:style-name="Internet_20_link" text:visited-style-name="Visited_20_Internet_20_Link">/with</text:a></text:p>
      <text:p text:style-name="P26"><text:a xlink:type="simple" xlink:href="py3o:///with" text:style-name="Internet_20_link" text:visited-style-name="Visited_20_Internet_20_Link">/with</text:a></text:p>
      <text:p text:style-name="P18"><text:a xlink:type="simple" xlink:href="py3o:///for" text:style-name="Internet_20_link" text:visited-style-name="Visited_20_Internet_20_Link"><text:span text:style-name="T7">/for</text:span></text:a></text:p>
      <text:p text:style-name="P31">Tengo pleno conocimiento de la naturaleza y alcance de la información que la Sociedad de Información Crediticia proporcionará a <text:span text:style-name="T4"><text:user-field-get text:name="py3o.objects.company_id.name">company_id.name</text:user-field-get></text:span><text:s/>y acepto que este documento queda bajo conservación de <text:span text:style-name="T4"><text:user-field-get text:name="py3o.objects.company_id.name">company_id.name</text:user-field-get></text:span>, para efectos de control y cumplimiento de los artículos 28 y 30 de la Ley para Regular las Sociedades de Información Crediticia.</text:p>
      <text:p text:style-name="P19"><text:tab/><text:tab/><text:tab/><text:tab/><text:tab/></text:p>
      <text:p text:style-name="P20">__________________________________________</text:p>
      <text:p text:style-name="P20">NOMBRE Y FIRMA DEL SOLICITANTE</text:p>
      <text:p text:style-name="P20"><text:user-field-get text:name="py3o.objects.partner_id.name">partner_id.name</text:user-field-get></text:p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0d0d0d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4917in" fo:margin-bottom="0.5693in" fo:margin-left="0.5307in" fo:margin-right="0.486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Greta Macareno</meta:initial-creator>
    <meta:editing-cycles>32</meta:editing-cycles>
    <meta:print-date>2018-11-05T23:05:00</meta:print-date>
    <meta:creation-date>2019-01-15T17:37:00</meta:creation-date>
    <dc:date>2020-03-26T10:38:04.538246829</dc:date>
    <meta:editing-duration>PT2H18M8S</meta:editing-duration>
    <meta:generator>LibreOffice/6.3.1.2$MacOSX_X86_64 LibreOffice_project/b79626edf0065ac373bd1df5c28bd630b4424273</meta:generator>
    <meta:document-statistic meta:table-count="4" meta:image-count="0" meta:object-count="0" meta:page-count="1" meta:paragraph-count="48" meta:word-count="250" meta:character-count="1920" meta:non-whitespace-character-count="170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